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Pictures/2000000100008D2E00004F60EC6A2804.svg" manifest:media-type=""/>
  <manifest:file-entry manifest:full-path="Object 2/Pictures/1000000000000320000002584D275AE0.png" manifest:media-type="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8c9e" officeooo:paragraph-rsid="001a8c9e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Linking and Embedding test.</text:p>
      <text:p text:style-name="P1"/>
      <text:p text:style-name="P1"><draw:frame draw:style-name="fr1" draw:name="Obiekt1" text:anchor-type="as-char" svg:width="9.033cm" svg:height="2.2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iekt2" text:anchor-type="as-char" svg:width="17.909cm" svg:height="9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iekt3" text:anchor-type="as-char" svg:width="14.101cm" svg:height="9.999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09T19:59:21</meta:creation-date>
    <dc:date>2013-03-09T21:15:05</dc:date>
    <meta:editing-duration>P0D</meta:editing-duration>
    <meta:editing-cycles>2</meta:editing-cycles>
    <meta:generator>LibreOffice/3.6$Linux_x86 LibreOffice_project/360m1$Build-304</meta:generator>
    <meta:document-statistic meta:table-count="0" meta:image-count="0" meta:object-count="3" meta:page-count="1" meta:paragraph-count="4" meta:word-count="5" meta:character-count="37" meta:non-whitespace-character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>
            <text:p>Embedded</text:p>
          </table:table-cell>
          <table:table-cell office:value-type="string">
            <text:p>spreadsheet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506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1" draw:layer="layout" svg:width="21.5cm" svg:height="3.506cm" svg:x="4.9cm" svg:y="2.194cm" presentation:class="title" presentation:user-transformed="true">
          <draw:text-box>
            <text:p text:style-name="P1"><text:span text:style-name="T1">Embedded presentation</text:span></text:p>
          </draw:text-box>
        </draw:frame>
        <draw:frame presentation:style-name="pr2" draw:layer="layout" svg:width="25.199cm" svg:height="12.18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uquarell2" xlink:href="Pictures/1000000000000320000002584D275AE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.5cm" svg:x="8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7.5cm" svg:height="1.25cm" svg:x="3.5cm" svg:y="5cm">
          <draw:text-box>
            <text:p>Embedded draw.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